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1cm" svg:x="9.2cm" svg:y="4.227cm">
          <text:p text:style-name="P1"><text:span text:style-name="T1">BTN=1 ?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" draw:text-style-name="P2" draw:layer="layout" svg:width="1.8cm" svg:height="0.7cm" svg:x="9.7cm" svg:y="1.7cm">
          <text:p text:style-name="P2"><text:span text:style-name="T1">Start</text:span></text:p>
        </draw:ellipse>
        <draw:rect draw:style-name="gr2" draw:text-style-name="P1" draw:layer="layout" svg:width="2.9cm" svg:height="0.6cm" svg:x="9.3cm" svg:y="3cm">
          <text:p text:style-name="P1"><text:span text:style-name="T1">CDA=0, MOD=0</text:span></text:p>
        </draw:rect>
        <draw:line draw:style-name="gr3" draw:text-style-name="P2" draw:layer="layout" svg:x1="10.7cm" svg:y1="2.4cm" svg:x2="10.7cm" svg:y2="3cm">
          <text:p/>
        </draw:line>
        <draw:line draw:style-name="gr3" draw:text-style-name="P2" draw:layer="layout" svg:x1="10.7cm" svg:y1="3.6cm" svg:x2="10.7cm" svg:y2="4.2cm">
          <text:p/>
        </draw:line>
        <draw:custom-shape draw:style-name="gr1" draw:text-style-name="P1" draw:layer="layout" svg:width="3cm" svg:height="1cm" svg:x="3.22cm" svg:y="13.856cm">
          <text:p text:style-name="P1"><text:span text:style-name="T1">MOD=0 ?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9.207cm" svg:y1="5.212cm" svg:x2="9.207cm" svg:y2="6.059cm">
          <text:p/>
        </draw:line>
        <draw:rect draw:style-name="gr2" draw:text-style-name="P1" draw:layer="layout" svg:width="2.9cm" svg:height="0.6cm" svg:x="0.833cm" svg:y="15.435cm">
          <text:p text:style-name="P1"><text:span text:style-name="T1">CDA=1, MOD=1</text:span></text:p>
        </draw:rect>
        <draw:rect draw:style-name="gr2" draw:text-style-name="P1" draw:layer="layout" svg:width="2.9cm" svg:height="0.6cm" svg:x="5.596cm" svg:y="15.381cm">
          <text:p text:style-name="P1"><text:span text:style-name="T1">CDA=0, MOD=0</text:span></text:p>
        </draw:rect>
        <draw:line draw:style-name="gr4" draw:text-style-name="P2" draw:layer="layout" svg:x1="3.202cm" svg:y1="14.869cm" svg:x2="2.303cm" svg:y2="14.869cm">
          <text:p/>
        </draw:line>
        <draw:line draw:style-name="gr4" draw:text-style-name="P2" draw:layer="layout" svg:x1="7.145cm" svg:y1="14.868cm" svg:x2="6.246cm" svg:y2="14.868cm">
          <text:p/>
        </draw:line>
        <draw:line draw:style-name="gr3" draw:text-style-name="P2" draw:layer="layout" svg:x1="2.302cm" svg:y1="14.869cm" svg:x2="2.276cm" svg:y2="15.425cm">
          <text:p/>
        </draw:line>
        <draw:line draw:style-name="gr3" draw:text-style-name="P2" draw:layer="layout" svg:x1="7.118cm" svg:y1="14.869cm" svg:x2="7.091cm" svg:y2="15.398cm">
          <text:p/>
        </draw:line>
        <draw:frame draw:style-name="gr5" draw:text-style-name="P3" draw:layer="layout" svg:width="0.989cm" svg:height="0.64cm" svg:x="8.546cm" svg:y="4.471cm">
          <draw:text-box>
            <text:p><text:span text:style-name="T1">DA</text:span></text:p>
          </draw:text-box>
        </draw:frame>
        <draw:frame draw:style-name="gr5" draw:text-style-name="P3" draw:layer="layout" svg:width="0.989cm" svg:height="0.64cm" svg:x="2.304cm" svg:y="14.128cm">
          <draw:text-box>
            <text:p><text:span text:style-name="T1">DA</text:span></text:p>
          </draw:text-box>
        </draw:frame>
        <draw:frame draw:style-name="gr5" draw:text-style-name="P3" draw:layer="layout" svg:width="1.01cm" svg:height="0.64cm" svg:x="8.838cm" svg:y="9.578cm">
          <draw:text-box>
            <text:p><text:span text:style-name="T1">NU</text:span></text:p>
          </draw:text-box>
        </draw:frame>
        <draw:frame draw:style-name="gr5" draw:text-style-name="P3" draw:layer="layout" svg:width="1.01cm" svg:height="0.64cm" svg:x="6.22cm" svg:y="14.102cm">
          <draw:text-box>
            <text:p><text:span text:style-name="T1">NU</text:span></text:p>
          </draw:text-box>
        </draw:frame>
        <draw:line draw:style-name="gr4" draw:text-style-name="P2" draw:layer="layout" svg:x1="2.276cm" svg:y1="16.06cm" svg:x2="2.276cm" svg:y2="17.039cm">
          <text:p/>
        </draw:line>
        <draw:line draw:style-name="gr4" draw:text-style-name="P2" draw:layer="layout" svg:x1="2.276cm" svg:y1="17.012cm" svg:x2="7.118cm" svg:y2="17.012cm">
          <text:p/>
        </draw:line>
        <draw:line draw:style-name="gr4" draw:text-style-name="P2" draw:layer="layout" svg:x1="7.144cm" svg:y1="16.007cm" svg:x2="7.144cm" svg:y2="17.012cm">
          <text:p/>
        </draw:line>
        <draw:line draw:style-name="gr4" draw:text-style-name="P2" draw:layer="layout" svg:x1="4.789cm" svg:y1="17.012cm" svg:x2="4.789cm" svg:y2="17.674cm">
          <text:p/>
        </draw:line>
        <draw:line draw:style-name="gr4" draw:text-style-name="P2" draw:layer="layout" svg:x1="4.789cm" svg:y1="17.647cm" svg:x2="13.996cm" svg:y2="17.648cm">
          <text:p/>
        </draw:line>
        <draw:line draw:style-name="gr4" draw:text-style-name="P2" draw:layer="layout" svg:x1="13.997cm" svg:y1="3.995cm" svg:x2="13.996cm" svg:y2="17.648cm">
          <text:p/>
        </draw:line>
        <draw:line draw:style-name="gr3" draw:text-style-name="P2" draw:layer="layout" svg:x1="14.023cm" svg:y1="4.021cm" svg:x2="10.663cm" svg:y2="4.021cm">
          <text:p/>
        </draw:line>
        <draw:custom-shape draw:style-name="gr1" draw:text-style-name="P1" draw:layer="layout" svg:width="3cm" svg:height="1cm" svg:x="6.237cm" svg:y="9.281cm">
          <text:p text:style-name="P1"><text:span text:style-name="T1">BTN=0 ?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4.737cm" svg:y1="13.15cm" svg:x2="4.71cm" svg:y2="13.838cm">
          <text:p/>
        </draw:line>
        <draw:frame draw:style-name="gr5" draw:text-style-name="P3" draw:layer="layout" svg:width="0.989cm" svg:height="0.64cm" svg:x="5.583cm" svg:y="9.525cm">
          <draw:text-box>
            <text:p><text:span text:style-name="T1">DA</text:span></text:p>
          </draw:text-box>
        </draw:frame>
        <draw:custom-shape draw:style-name="gr1" draw:text-style-name="P1" draw:layer="layout" svg:width="3cm" svg:height="1cm" svg:x="9.2cm" svg:y="4.227cm">
          <text:p text:style-name="P1"><text:span text:style-name="T1">BTN=1 ?</text:span></text:p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3" draw:layer="layout" svg:width="1.01cm" svg:height="0.64cm" svg:x="11.985cm" svg:y="4.498cm">
          <draw:text-box>
            <text:p><text:span text:style-name="T1">NU</text:span></text:p>
          </draw:text-box>
        </draw:frame>
        <draw:line draw:style-name="gr4" draw:text-style-name="P2" draw:layer="layout" svg:x1="10.107cm" svg:y1="13.15cm" svg:x2="10.107cm" svg:y2="9.26cm">
          <text:p/>
        </draw:line>
        <draw:line draw:style-name="gr3" draw:text-style-name="P2" draw:layer="layout" svg:x1="10.107cm" svg:y1="9.233cm" svg:x2="7.699cm" svg:y2="9.233cm">
          <text:p/>
        </draw:line>
        <draw:rect draw:style-name="gr2" draw:text-style-name="P1" draw:layer="layout" svg:width="2.54cm" svg:height="0.609cm" svg:x="7.99cm" svg:y="6.006cm">
          <text:p text:style-name="P2"><text:span text:style-name="T1">Sleep(10)</text:span></text:p>
        </draw:rect>
        <draw:custom-shape draw:style-name="gr1" draw:text-style-name="P1" draw:layer="layout" svg:width="3cm" svg:height="1cm" svg:x="7.719cm" svg:y="7.322cm">
          <text:p text:style-name="P1"><text:span text:style-name="T1">BTN=1 ?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3" draw:layer="layout" svg:width="0.989cm" svg:height="0.64cm" svg:x="7.065cm" svg:y="7.566cm">
          <draw:text-box>
            <text:p><text:span text:style-name="T1">DA</text:span></text:p>
          </draw:text-box>
        </draw:frame>
        <draw:custom-shape draw:style-name="gr1" draw:text-style-name="P1" draw:layer="layout" svg:width="3cm" svg:height="1cm" svg:x="7.719cm" svg:y="7.322cm">
          <text:p text:style-name="P1"><text:span text:style-name="T1">BTN=1 ?</text:span></text:p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3" draw:layer="layout" svg:width="1.01cm" svg:height="0.64cm" svg:x="10.504cm" svg:y="7.593cm">
          <draw:text-box>
            <text:p><text:span text:style-name="T1">NU</text:span></text:p>
          </draw:text-box>
        </draw:frame>
        <draw:line draw:style-name="gr3" draw:text-style-name="P2" draw:layer="layout" svg:x1="9.234cm" svg:y1="6.614cm" svg:x2="9.234cm" svg:y2="7.329cm">
          <text:p/>
        </draw:line>
        <draw:line draw:style-name="gr3" draw:text-style-name="P2" draw:layer="layout" svg:x1="10.768cm" svg:y1="8.334cm" svg:x2="13.996cm" svg:y2="8.334cm">
          <text:p/>
        </draw:line>
        <draw:frame draw:style-name="gr5" draw:text-style-name="P4" draw:layer="layout" svg:width="1.467cm" svg:height="0.569cm" svg:x="8.493cm" svg:y="12.356cm">
          <draw:text-box>
            <text:p><text:span text:style-name="T2">Zgomot</text:span></text:p>
          </draw:text-box>
        </draw:frame>
        <draw:line draw:style-name="gr3" draw:text-style-name="P2" draw:layer="layout" svg:x1="7.726cm" svg:y1="8.334cm" svg:x2="7.752cm" svg:y2="9.313cm">
          <text:p/>
        </draw:line>
        <draw:rect draw:style-name="gr2" draw:text-style-name="P1" draw:layer="layout" svg:width="2.54cm" svg:height="0.609cm" svg:x="5.131cm" svg:y="10.98cm">
          <text:p text:style-name="P2"><text:span text:style-name="T1">Sleep(10)</text:span></text:p>
        </draw:rect>
        <draw:line draw:style-name="gr3" draw:text-style-name="P2" draw:layer="layout" svg:x1="6.244cm" svg:y1="10.292cm" svg:x2="6.244cm" svg:y2="11.006cm">
          <text:p/>
        </draw:line>
        <draw:custom-shape draw:style-name="gr1" draw:text-style-name="P1" draw:layer="layout" svg:width="3cm" svg:height="1cm" svg:x="4.73cm" svg:y="12.137cm">
          <text:p text:style-name="P1"><text:span text:style-name="T1">BTN=1 ?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3" draw:layer="layout" svg:width="0.989cm" svg:height="0.64cm" svg:x="4.076cm" svg:y="12.381cm">
          <draw:text-box>
            <text:p><text:span text:style-name="T1">DA</text:span></text:p>
          </draw:text-box>
        </draw:frame>
        <draw:custom-shape draw:style-name="gr1" draw:text-style-name="P1" draw:layer="layout" svg:width="3cm" svg:height="1cm" svg:x="4.73cm" svg:y="12.137cm">
          <text:p text:style-name="P1"><text:span text:style-name="T1">BTN=0 ?</text:span></text:p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3" draw:layer="layout" svg:width="1.01cm" svg:height="0.64cm" svg:x="7.515cm" svg:y="12.408cm">
          <draw:text-box>
            <text:p><text:span text:style-name="T1">NU</text:span></text:p>
          </draw:text-box>
        </draw:frame>
        <draw:line draw:style-name="gr3" draw:text-style-name="P2" draw:layer="layout" svg:x1="6.218cm" svg:y1="11.589cm" svg:x2="6.218cm" svg:y2="12.171cm">
          <text:p/>
        </draw:line>
        <draw:line draw:style-name="gr3" draw:text-style-name="P2" draw:layer="layout" svg:x1="9.128cm" svg:y1="10.292cm" svg:x2="10.08cm" svg:y2="10.292cm">
          <text:p/>
        </draw:line>
        <draw:line draw:style-name="gr3" draw:text-style-name="P2" draw:layer="layout" svg:x1="12.144cm" svg:y1="5.239cm" svg:x2="13.996cm" svg:y2="5.239cm">
          <text:p/>
        </draw:line>
        <draw:frame draw:style-name="gr5" draw:text-style-name="P4" draw:layer="layout" svg:width="1.467cm" svg:height="0.569cm" svg:x="12.144cm" svg:y="7.513cm">
          <draw:text-box>
            <text:p><text:span text:style-name="T2">Zgomot</text:span></text:p>
          </draw:text-box>
        </draw:frame>
        <draw:line draw:style-name="gr4" draw:text-style-name="P2" draw:layer="layout" svg:x1="7.726cm" svg:y1="13.149cm" svg:x2="10.107cm" svg:y2="13.1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o" fo:country="R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raian Turc</meta:initial-creator>
    <meta:creation-date>2013-11-12T08:42:21.32</meta:creation-date>
    <dc:date>2013-11-12T09:25:19.59</dc:date>
    <dc:creator>Traian Turc</dc:creator>
    <meta:editing-duration>PT27M46S</meta:editing-duration>
    <meta:editing-cycles>3</meta:editing-cycles>
    <meta:generator>OpenOffice.org/3.4.1$Win32 OpenOffice.org_project/341m1$Build-9593</meta:generator>
    <meta:document-statistic meta:object-count="51"/>
  </office:meta>
</office:document-meta>
</file>